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5453427325521573"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ordre du trillon 10^18)</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V</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text:soft-page-break/>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text:soft-page-break/>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soft-page-break/>}</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text:soft-page-break/>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30T12:41:08</dc:date>
    <dc:creator>yjfjyf jjku</dc:creator>
    <meta:editing-duration>PT12H55M26S</meta:editing-duration>
    <meta:editing-cycles>253</meta:editing-cycles>
    <meta:document-statistic meta:table-count="0" meta:image-count="0" meta:object-count="0" meta:page-count="10" meta:paragraph-count="430" meta:word-count="2888" meta:character-count="14673"/>
  </office:meta>
</office:document-meta>
</file>